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21,588,9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13,204,1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,510,9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83,814,3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82,142,8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84,840,4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80,436,3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72,188,5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60,407,1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49,769,6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51,898,9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48,346,7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41,515,8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36,559,5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2,440,2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31,398,5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31,738,2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2,824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15,347,5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14,326,3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2,279,4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10,705,6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10,858,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5:29.927979630</dc:date>
    <meta:editing-duration>PT4H27M20S</meta:editing-duration>
    <meta:editing-cycles>105</meta:editing-cycles>
    <meta:generator>LibreOffice/7.2.6.2$Linux_X86_64 LibreOffice_project/20$Build-2</meta:generator>
    <meta:document-statistic meta:table-count="1" meta:cell-count="48" meta:object-count="0"/>
  </office:meta>
</office:document-meta>
</file>